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Example n8n Production Workflow</text:p>
      <text:p text:style-name="Text_20_body">Example workflow file:</text:p>
      <text:section text:style-name="Sect1" text:name="code-block-viewer">
        <text:p text:style-name="P1"><text:tab/>n8n/workflows/vendor_price_analysis.json</text:p>
      </text:section>
      <text:p text:style-name="Text_20_body">Example structure:</text:p>
      <text:section text:style-name="Sect1" text:name="Section1">
        <text:p text:style-name="P1"><text:bookmark text:name="code-block-viewer"/>{</text:p>
        <text:p text:style-name="Preformatted_20_Text"><text:s/>"name": "Vendor Price Analysis",</text:p>
        <text:p text:style-name="Preformatted_20_Text"><text:s/>"nodes": [</text:p>
        <text:p text:style-name="Preformatted_20_Text"><text:s text:c="3"/>{</text:p>
        <text:p text:style-name="Preformatted_20_Text"><text:s text:c="5"/>"name": "Cron Trigger",</text:p>
        <text:p text:style-name="Preformatted_20_Text"><text:s text:c="5"/>"type": "n8n-nodes-base.cron"</text:p>
        <text:p text:style-name="Preformatted_20_Text"><text:s text:c="3"/>},</text:p>
        <text:p text:style-name="Preformatted_20_Text"><text:s text:c="3"/>{</text:p>
        <text:p text:style-name="Preformatted_20_Text"><text:s text:c="5"/>"name": "Fetch ERP Data",</text:p>
        <text:p text:style-name="Preformatted_20_Text"><text:s text:c="5"/>"type": "n8n-nodes-base.httpRequest"</text:p>
        <text:p text:style-name="Preformatted_20_Text"><text:s text:c="3"/>},</text:p>
        <text:p text:style-name="Preformatted_20_Text"><text:s text:c="3"/>{</text:p>
        <text:p text:style-name="Preformatted_20_Text"><text:s text:c="5"/>"name": "Normalize Data",</text:p>
        <text:p text:style-name="Preformatted_20_Text"><text:s text:c="5"/>"type": "n8n-nodes-base.function"</text:p>
        <text:p text:style-name="Preformatted_20_Text"><text:s text:c="3"/>},</text:p>
        <text:p text:style-name="Preformatted_20_Text"><text:s text:c="3"/>{</text:p>
        <text:p text:style-name="Preformatted_20_Text"><text:s text:c="5"/>"name": "Call Pricing AI",</text:p>
        <text:p text:style-name="Preformatted_20_Text"><text:s text:c="5"/>"type": "n8n-nodes-base.httpRequest"</text:p>
        <text:p text:style-name="Preformatted_20_Text"><text:s text:c="3"/>},</text:p>
        <text:p text:style-name="Preformatted_20_Text"><text:s text:c="3"/>{</text:p>
        <text:p text:style-name="Preformatted_20_Text"><text:s text:c="5"/>"name": "Send Alert",</text:p>
        <text:p text:style-name="Preformatted_20_Text"><text:s text:c="5"/>"type": "n8n-nodes-base.slack"</text:p>
        <text:p text:style-name="Preformatted_20_Text"><text:s text:c="3"/>}</text:p>
        <text:p text:style-name="Preformatted_20_Text"><text:s/>]</text:p>
        <text:p text:style-name="Preformatted_20_Text">}</text:p>
      </text:section>
      <text:p text:style-name="Text_20_body">This workflow automatically scans procurement data.</text:p>
      <text:p text:style-name="Standard"/>
      <text:h text:style-name="P2" text:outline-level="1">2. Python Microservice Example</text:h>
      <text:section text:style-name="Sect1" text:name="Section2">
        <text:p text:style-name="P1"><text:bookmark text:name="code-block-viewer Copy 1"/>services/pricing-anomaly/app.py</text:p>
      </text:section>
      <text:section text:style-name="Sect1" text:name="Section3">
        <text:p text:style-name="P1"><text:bookmark text:name="code-block-viewer Copy 2"/>from fastapi import FastAPI</text:p>
        <text:p text:style-name="Preformatted_20_Text">import pandas as pd</text:p>
        <text:p text:style-name="Preformatted_20_Text">from sklearn.ensemble import IsolationForest</text:p>
        <text:p text:style-name="Preformatted_20_Text">app = FastAPI()</text:p>
        <text:p text:style-name="Preformatted_20_Text">model = IsolationForest(contamination=0.05)</text:p>
        <text:p text:style-name="Preformatted_20_Text">@app.post("/detect")</text:p>
        <text:p text:style-name="Preformatted_20_Text">def detect_anomalies(data: dict):</text:p>
        <text:p text:style-name="Preformatted_20_Text"><text:s text:c="4"/>df = pd.DataFrame(data)</text:p>
        <text:p text:style-name="Preformatted_20_Text"><text:s text:c="4"/>predictions = model.fit_predict(df[["price_ratio"]])</text:p>
        <text:p text:style-name="Preformatted_20_Text"><text:s text:c="4"/>anomalies = df[predictions == -1]</text:p>
        <text:p text:style-name="Preformatted_20_Text"><text:s text:c="4"/>return {</text:p>
        <text:p text:style-name="Preformatted_20_Text"><text:s text:c="8"/>"anomalies": anomalies.to_dict()</text:p>
        <text:p text:style-name="Preformatted_20_Text"><text:s text:c="4"/>}</text:p>
      </text:section>
      <text:p text:style-name="Text_20_body">Purpose:</text:p>
      <text:p text:style-name="Text_20_body">Detect overpriced vendor contracts.</text:p>
      <text:p text:style-name="Standard"/>
      <text:h text:style-name="P2" text:outline-level="1">3. Docker Container Example</text:h>
      <text:section text:style-name="Sect1" text:name="Section4">
        <text:p text:style-name="P1"><text:bookmark text:name="code-block-viewer Copy 3"/>services/pricing-anomaly/Dockerfile</text:p>
      </text:section>
      <text:section text:style-name="Sect1" text:name="Section5">
        <text:p text:style-name="P1"><text:bookmark text:name="code-block-viewer Copy 4"/>FROM python:3.11-slim</text:p>
        <text:p text:style-name="Preformatted_20_Text">WORKDIR /app</text:p>
        <text:p text:style-name="Preformatted_20_Text">COPY requirements.txt .</text:p>
        <text:p text:style-name="Preformatted_20_Text">RUN pip install -r requirements.txt</text:p>
        <text:p text:style-name="Preformatted_20_Text">COPY . .</text:p>
        <text:p text:style-name="Preformatted_20_Text">CMD ["uvicorn","app:app","--host","0.0.0.0","--port","8000"]</text:p>
      </text:section>
      <text:p text:style-name="Text_20_body">Each service runs as an independent container.</text:p>
      <text:p text:style-name="Standard"/>
      <text:h text:style-name="P2" text:outline-level="1">4. Kubernetes Helm Chart</text:h>
      <text:section text:style-name="Sect1" text:name="Section6">
        <text:p text:style-name="P1"><text:bookmark text:name="code-block-viewer Copy 5"/>helm/procurement-platform/templates/deployment.yaml</text:p>
      </text:section>
      <text:section text:style-name="Sect1" text:name="Section7">
        <text:p text:style-name="P1"><text:bookmark text:name="code-block-viewer Copy 6"/>apiVersion: apps/v1</text:p>
        <text:p text:style-name="Preformatted_20_Text">kind: Deployment</text:p>
        <text:p text:style-name="Preformatted_20_Text">metadata:</text:p>
        <text:p text:style-name="Preformatted_20_Text"><text:s text:c="2"/>name: pricing-anomaly-service</text:p>
        <text:p text:style-name="Preformatted_20_Text">spec:</text:p>
        <text:p text:style-name="Preformatted_20_Text"><text:s text:c="2"/>replicas: 3</text:p>
        <text:p text:style-name="Preformatted_20_Text"><text:s text:c="2"/>selector:</text:p>
        <text:p text:style-name="Preformatted_20_Text"><text:s text:c="4"/>matchLabels:</text:p>
        <text:p text:style-name="Preformatted_20_Text"><text:s text:c="6"/>app: pricing-anomaly</text:p>
        <text:p text:style-name="Preformatted_20_Text"><text:s text:c="2"/>template:</text:p>
        <text:p text:style-name="Preformatted_20_Text"><text:s text:c="4"/>metadata:</text:p>
        <text:p text:style-name="Preformatted_20_Text"><text:s text:c="6"/>labels:</text:p>
        <text:p text:style-name="Preformatted_20_Text"><text:s text:c="8"/>app: pricing-anomaly</text:p>
        <text:p text:style-name="Preformatted_20_Text"><text:s text:c="4"/>spec:</text:p>
        <text:p text:style-name="Preformatted_20_Text"><text:s text:c="6"/>containers:</text:p>
        <text:p text:style-name="Preformatted_20_Text"><text:s text:c="6"/>- name: pricing-anomaly</text:p>
        <text:p text:style-name="Preformatted_20_Text"><text:s text:c="8"/>image: procurement/pricing-anomaly:latest</text:p>
        <text:p text:style-name="Preformatted_20_Text"><text:s text:c="8"/>ports:</text:p>
        <text:p text:style-name="Preformatted_20_Text"><text:s text:c="10"/>- containerPort: 8000</text:p>
      </text:section>
      <text:p text:style-name="Text_20_body">Helm enables <text:span text:style-name="Strong_20_Emphasis">repeatable production deployment</text:span>.</text:p>
      <text:p text:style-name="Standard"/>
      <text:h text:style-name="P2" text:outline-level="1">5. MLflow Model Pipeline</text:h>
      <text:section text:style-name="Sect1" text:name="Section8">
        <text:p text:style-name="P1"><text:bookmark text:name="code-block-viewer Copy 7"/>ml/pipeline/train_model.py</text:p>
      </text:section>
      <text:section text:style-name="Sect1" text:name="Section9">
        <text:p text:style-name="P1"><text:bookmark text:name="code-block-viewer Copy 8"/>import mlflow</text:p>
        <text:p text:style-name="Preformatted_20_Text">from sklearn.ensemble import IsolationForest</text:p>
        <text:p text:style-name="Preformatted_20_Text">import pandas as pd</text:p>
        <text:p text:style-name="Preformatted_20_Text">mlflow.set_experiment("vendor_pricing")</text:p>
        <text:p text:style-name="Preformatted_20_Text">def train():</text:p>
        <text:p text:style-name="Preformatted_20_Text"><text:s text:c="4"/>data = pd.read_csv("training_data.csv")</text:p>
        <text:p text:style-name="Preformatted_20_Text"><text:s text:c="4"/>model = IsolationForest(contamination=0.05)</text:p>
        <text:p text:style-name="Preformatted_20_Text"><text:s text:c="4"/>model.fit(data)</text:p>
        <text:p text:style-name="Preformatted_20_Text"><text:s text:c="4"/>mlflow.sklearn.log_model(model,"pricing_model")</text:p>
        <text:p text:style-name="Preformatted_20_Text">if __name__ == "__main__":</text:p>
        <text:p text:style-name="Preformatted_20_Text"><text:s text:c="4"/>train()</text:p>
      </text:section>
      <text:p text:style-name="Text_20_body">Tracks:</text:p>
      <text:list text:style-name="L1">
        <text:list-item>
          <text:p text:style-name="P3">model versions</text:p>
        </text:list-item>
        <text:list-item>
          <text:p text:style-name="P3">performance metrics</text:p>
        </text:list-item>
        <text:list-item>
          <text:p text:style-name="P3">training data lineage</text:p>
        </text:list-item>
      </text:list>
      <text:p text:style-name="Standard"/>
      <text:h text:style-name="P2" text:outline-level="1">6. GitHub Actions CI/CD Pipeline</text:h>
      <text:section text:style-name="Sect1" text:name="Section10">
        <text:p text:style-name="P1"><text:bookmark text:name="code-block-viewer Copy 9"/>.github/workflows/ci_pipeline.yml</text:p>
      </text:section>
      <text:section text:style-name="Sect1" text:name="Section11">
        <text:p text:style-name="P1"><text:bookmark text:name="code-block-viewer Copy 10"/>name: CI Pipeline</text:p>
        <text:p text:style-name="Preformatted_20_Text">on: [push]</text:p>
        <text:p text:style-name="Preformatted_20_Text">jobs:</text:p>
        <text:p text:style-name="Preformatted_20_Text"><text:s text:c="2"/>build:</text:p>
        <text:p text:style-name="Preformatted_20_Text"><text:s text:c="4"/>runs-on: ubuntu-latest</text:p>
        <text:p text:style-name="Preformatted_20_Text"><text:s text:c="4"/>steps:</text:p>
        <text:p text:style-name="Preformatted_20_Text"><text:s text:c="6"/>- uses: actions/checkout@v3</text:p>
        <text:p text:style-name="Preformatted_20_Text"><text:s text:c="6"/>- name: Install Dependencies</text:p>
        <text:p text:style-name="Preformatted_20_Text"><text:s text:c="8"/>run: pip install -r requirements.txt</text:p>
        <text:p text:style-name="Preformatted_20_Text"><text:s text:c="6"/>- name: Run Tests</text:p>
        <text:p text:style-name="Preformatted_20_Text"><text:s text:c="8"/>run: pytest</text:p>
      </text:section>
      <text:p text:style-name="Text_20_body">Automates:</text:p>
      <text:list text:style-name="L2">
        <text:list-item>
          <text:p text:style-name="P4">testing</text:p>
        </text:list-item>
        <text:list-item>
          <text:p text:style-name="P4">container builds</text:p>
        </text:list-item>
        <text:list-item>
          <text:p text:style-name="P4">deployments</text:p>
        </text:list-item>
      </text:list>
      <text:p text:style-name="Standard"/>
      <text:h text:style-name="P2" text:outline-level="1">7. Security Scanning</text:h>
      <text:p text:style-name="Text_20_body">Example dependency scanner.</text:p>
      <text:section text:style-name="Sect1" text:name="Section12">
        <text:p text:style-name="P1"><text:bookmark text:name="code-block-viewer Copy 11"/>security/dependency_scan.sh</text:p>
      </text:section>
      <text:section text:style-name="Sect1" text:name="Section13">
        <text:p text:style-name="P1"><text:bookmark text:name="code-block-viewer Copy 12"/>pip install safety</text:p>
        <text:p text:style-name="Preformatted_20_Text">safety check</text:p>
      </text:section>
      <text:p text:style-name="Text_20_body">Container scan example using Trivy:</text:p>
      <text:section text:style-name="Sect1" text:name="Section14">
        <text:p text:style-name="P1"><text:bookmark text:name="code-block-viewer Copy 13"/>security/container_scan.sh</text:p>
      </text:section>
      <text:section text:style-name="Sect1" text:name="Section15">
        <text:p text:style-name="P1"><text:bookmark text:name="code-block-viewer Copy 14"/>trivy image procurement/pricing-anomaly:latest</text:p>
      </text:section>
      <text:p text:style-name="Text_20_body">Secret scanning example:</text:p>
      <text:section text:style-name="Sect1" text:name="Section16">
        <text:p text:style-name="P1"><text:bookmark text:name="code-block-viewer Copy 15"/>security/secret_scan.sh</text:p>
      </text:section>
      <text:section text:style-name="Sect1" text:name="Section17">
        <text:p text:style-name="P1"><text:bookmark text:name="code-block-viewer Copy 16"/>gitleaks detect</text:p>
      </text:section>
      <text:p text:style-name="Standard"/>
      <text:h text:style-name="P2" text:outline-level="1">8. Red-Team Testing Toolkit</text:h>
      <text:p text:style-name="Text_20_body">Example attack simulator.</text:p>
      <text:section text:style-name="Sect1" text:name="Section18">
        <text:p text:style-name="P1"><text:bookmark text:name="code-block-viewer Copy 17"/>redteam/api_attack_simulator.py</text:p>
      </text:section>
      <text:section text:style-name="Sect1" text:name="Section19">
        <text:p text:style-name="P1"><text:bookmark text:name="code-block-viewer Copy 18"/>import requests</text:p>
        <text:p text:style-name="Preformatted_20_Text">url = "http://localhost:8000/detect"</text:p>
        <text:p text:style-name="Preformatted_20_Text">payload = {</text:p>
        <text:p text:style-name="Preformatted_20_Text"><text:s/>"price_ratio": [1.0, 1.1, 5.0]</text:p>
        <text:p text:style-name="Preformatted_20_Text">}</text:p>
        <text:p text:style-name="Preformatted_20_Text">for i in range(1000):</text:p>
        <text:p text:style-name="Preformatted_20_Text"><text:s text:c="4"/>requests.post(url,json=payload)</text:p>
      </text:section>
      <text:p text:style-name="Text_20_body">Tests:</text:p>
      <text:list text:style-name="L3">
        <text:list-item>
          <text:p text:style-name="P5">API rate limits</text:p>
        </text:list-item>
        <text:list-item>
          <text:p text:style-name="P5">denial-of-service resistance</text:p>
        </text:list-item>
      </text:list>
      <text:p text:style-name="Standard"/>
      <text:h text:style-name="P2" text:outline-level="1">9. Monitoring Stack</text:h>
      <text:p text:style-name="Text_20_body">Metrics collected by Prometheus.</text:p>
      <text:p text:style-name="Text_20_body">Example config:</text:p>
      <text:section text:style-name="Sect1" text:name="Section20">
        <text:p text:style-name="P1"><text:bookmark text:name="code-block-viewer Copy 19"/>monitoring/prometheus/prometheus.yml</text:p>
      </text:section>
      <text:section text:style-name="Sect1" text:name="Section21">
        <text:p text:style-name="P1"><text:bookmark text:name="code-block-viewer Copy 20"/>scrape_configs:</text:p>
        <text:p text:style-name="Preformatted_20_Text"><text:s text:c="2"/>- job_name: "pricing-service"</text:p>
        <text:p text:style-name="Preformatted_20_Text"><text:s text:c="4"/>static_configs:</text:p>
        <text:p text:style-name="Preformatted_20_Text"><text:s text:c="6"/>- targets: ["pricing-anomaly:8000"]</text:p>
      </text:section>
      <text:p text:style-name="Text_20_body">Visualization dashboards created in Grafana.</text:p>
      <text:p text:style-name="Standard"/>
      <text:h text:style-name="P2" text:outline-level="1">10. Security Documentation</text:h>
      <text:section text:style-name="Sect1" text:name="Section22">
        <text:p text:style-name="P1"><text:bookmark text:name="code-block-viewer Copy 21"/>docs/threat-model.md</text:p>
      </text:section>
      <text:p text:style-name="Text_20_body">Threat categories:</text:p>
      <text:section text:style-name="Sect1" text:name="Section23">
        <text:p text:style-name="P1"><text:bookmark text:name="code-block-viewer Copy 22"/>API abuse</text:p>
        <text:p text:style-name="Preformatted_20_Text">data poisoning</text:p>
        <text:p text:style-name="Preformatted_20_Text">vendor data exfiltration</text:p>
        <text:p text:style-name="Preformatted_20_Text">container escape</text:p>
      </text:section>
      <text:p text:style-name="Text_20_body">Mitigation strategies documented for <text:span text:style-name="Strong_20_Emphasis">SOC2 readiness</text:span>.</text:p>
      <text:p text:style-name="Standard"/>
      <text:h text:style-name="P2" text:outline-level="1">What This Repo Represents</text:h>
      <text:p text:style-name="Text_20_body">This architecture gives you:</text:p>
      <text:p text:style-name="Text_20_body">• autonomous procurement intelligence agent<text:line-break/>• enterprise-ready infrastructure<text:line-break/>• built-in security testing<text:line-break/>• reproducible deployments<text:line-break/>• continuous ML improvement</text:p>
      <text:p text:style-name="Text_20_body">In other words, <text:span text:style-name="Strong_20_Emphasis">a real enterprise AI platform skeleton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4T08:19:45.934734600</meta:creation-date>
    <dc:date>2026-03-14T08:32:41.482477100</dc:date>
    <meta:editing-duration>PT12M56S</meta:editing-duration>
    <meta:editing-cycles>1</meta:editing-cycles>
    <meta:document-statistic meta:table-count="0" meta:image-count="0" meta:object-count="0" meta:page-count="11" meta:paragraph-count="157" meta:word-count="407" meta:character-count="3857" meta:non-whitespace-character-count="3346"/>
    <meta:generator>LibreOffice/25.8.5.2$Windows_X86_64 LibreOffice_project/9c8b85f387cc00a89945a79c9e6239f32e450ac2</meta:generator>
  </office:meta>
</office:document-meta>
</file>